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C0000049F2037D545697138D5.png" manifest:media-type="image/png"/>
  <manifest:file-entry manifest:full-path="Pictures/10000000000001D6000002EEFA6F56400DAE2FBB.png" manifest:media-type="image/png"/>
  <manifest:file-entry manifest:full-path="Pictures/1000000000000200000003339398E66F68DC267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center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1"><draw:frame draw:style-name="gr2" draw:text-style-name="P1" svg:width="2.4512in" svg:height="3.8752in" svg:x="0.3in" svg:y="0.2957in"><draw:image xlink:href="Pictures/10000000000002EC0000049F2037D545697138D5.png" xlink:type="simple" xlink:show="embed" xlink:actuate="onLoad" draw:mime-type="image/png"><text:p/></draw:image></draw:frame><draw:frame draw:style-name="gr3" draw:text-style-name="P1" svg:width="2.4504in" svg:height="3.8803in" svg:x="4.1752in" svg:y="0.2957in"><draw:image xlink:href="Pictures/10000000000001D6000002EEFA6F56400DAE2FBB.png" xlink:type="simple" xlink:show="embed" xlink:actuate="onLoad" draw:mime-type="image/png"><text:p/></draw:image></draw:frame><draw:frame draw:style-name="gr4" draw:text-style-name="P1" svg:width="2.4504in" svg:height="3.8803in" svg:x="0.35in" svg:y="5.1709in"><draw:image xlink:href="Pictures/1000000000000200000003339398E66F68DC2670.jpg" xlink:type="simple" xlink:show="embed" xlink:actuate="onLoad" draw:mime-type="image/jpeg"><text:p/></draw:image></draw:frame><draw:frame draw:style-name="gr5" draw:text-style-name="P1" svg:width="2.4504in" svg:height="3.8803in" svg:x="4.1752in" svg:y="5.1657in"><draw:image xlink:href="Pictures/1000000000000200000003339398E66F68DC2670.jpg" xlink:type="simple" xlink:show="embed" xlink:actuate="onLoad" draw:mime-type="image/jpeg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2:51:22.245000000</meta:creation-date>
    <dc:date>2023-05-31T12:55:50.047000000</dc:date>
    <meta:editing-duration>PT4M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3.2$Windows_X86_64 LibreOffice_project/9f56dff12ba03b9acd7730a5a481eea045e468f3</meta:generator>
  </office:meta>
</office:document-meta>
</file>